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Circle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svg:x="3.81cm" svg:y="2.54cm">
          <text:p text:style-name="P1"><text:span text:style-name="T1">{A, B, C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3.81cm" svg:y="6.35cm">
          <text:p text:style-name="P1"><text:span text:style-name="T1">{A, B, C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5.24cm" svg:y="6.35cm">
          <text:p text:style-name="P1"><text:span text:style-name="T1">{D, E, F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0cm" svg:y="10.16cm">
          <text:p text:style-name="P1"><text:span text:style-name="T1">{A, B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7.62cm" svg:y="10.16cm">
          <text:p text:style-name="P1"><text:span text:style-name="T1">{C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35cm" svg:height="1.27cm" svg:x="15.24cm" svg:y="10.16cm">
          <text:p text:style-name="P1"><text:span text:style-name="T1">{D, E, F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985cm" svg:y1="3.81cm" svg:x2="6.985cm" svg:y2="6.35cm">
          <text:p/>
        </draw:line>
        <draw:line draw:style-name="gr2" draw:text-style-name="P1" draw:layer="layout" svg:x1="6.985cm" svg:y1="7.62cm" svg:x2="3.175cm" svg:y2="10.16cm">
          <text:p/>
        </draw:line>
        <draw:line draw:style-name="gr2" draw:text-style-name="P1" draw:layer="layout" svg:x1="7.143cm" svg:y1="7.62cm" svg:x2="10.795cm" svg:y2="10.16cm">
          <text:p/>
        </draw:line>
        <draw:line draw:style-name="gr2" draw:text-style-name="P1" draw:layer="layout" svg:x1="18.415cm" svg:y1="7.62cm" svg:x2="18.415cm" svg:y2="10.16cm">
          <text:p/>
        </draw:line>
        <draw:line draw:style-name="gr3" draw:text-style-name="P1" draw:layer="layout" svg:x1="6.985cm" svg:y1="0cm" svg:x2="6.985cm" svg:y2="2.54cm">
          <text:p/>
        </draw:line>
        <draw:frame draw:style-name="gr4" draw:text-style-name="P3" draw:layer="layout" svg:width="2.885cm" svg:height="1.064cm" svg:x="-0.028cm" svg:y="0.682cm">
          <draw:text-box>
            <text:p><text:span text:style-name="T1">{A, B, C}</text:span></text:p>
          </draw:text-box>
        </draw:frame>
        <draw:frame draw:style-name="gr4" draw:text-style-name="P3" draw:layer="layout" svg:width="5.082cm" svg:height="1.064cm" svg:x="-0.028cm" svg:y="4.492cm">
          <draw:text-box>
            <text:p><text:span text:style-name="T1">{A, B, C, D, E, F}</text:span></text:p>
          </draw:text-box>
        </draw:frame>
        <draw:frame draw:style-name="gr4" draw:text-style-name="P3" draw:layer="layout" svg:width="3.571cm" svg:height="1.064cm" svg:x="0cm" svg:y="8.302cm">
          <draw:text-box>
            <text:p><text:span text:style-name="T1">{C, D, E, F}</text:span></text:p>
          </draw:text-box>
        </draw:frame>
        <draw:line draw:style-name="gr3" draw:text-style-name="P1" draw:layer="layout" svg:x1="18.415cm" svg:y1="3.81cm" svg:x2="18.415cm" svg:y2="6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2-07T12:51:43</dc:date>
    <dc:creator>neptune </dc:creator>
    <meta:editing-duration>P7DT13H27M31S</meta:editing-duration>
    <meta:editing-cycles>44</meta:editing-cycles>
    <meta:generator>LibreOffice/3.5$Linux_X86_64 LibreOffice_project/350m1$Build-2</meta:generator>
    <meta:document-statistic meta:object-count="15"/>
  </office:meta>
</office:document-meta>
</file>